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MathematicaCellInput">
      <style:paragraph-properties fo:text-align="center" style:justify-single-word="false" fo:break-before="pag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398f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398f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4251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4be1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67d5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" style:family="paragraph" style:parent-style-name="MathematicaCellInput">
      <style:paragraph-properties fo:text-align="center" style:justify-single-word="false" fo:padding="0.0291in" fo:border-left="none" fo:border-right="none" fo:border-top="none" fo:border-bottom="0.99pt solid #000000" style:shadow="none" style:text-autospace="none" style:join-border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398f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style:font-name="Calibri" officeooo:rsid="000b4034"/>
    </style:style>
    <style:style style:name="T2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athematicaFormatStandardForm"><text:span text:style-name="T1"><draw:frame draw:style-name="fr1" draw:name="Object4" text:anchor-type="as-char" svg:y="-0.2937in" svg:width="2.8626in" svg:height="0.538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" text:anchor-type="as-char" svg:y="-0.2366in" svg:width="1.4071in" svg:height="0.377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2" text:anchor-type="as-char" svg:y="-0.3819in" svg:width="3.3154in" svg:height="0.71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4"><text:span text:style-name="MathematicaFormatStandardForm"><text:span text:style-name="T1"><draw:frame draw:style-name="fr1" draw:name="Object3" text:anchor-type="as-char" svg:y="-0.2465in" svg:width="1.8992in" svg:height="0.386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6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5" text:anchor-type="as-char" svg:y="-0.2937in" svg:width="3.2898in" svg:height="0.538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6" text:anchor-type="as-char" svg:y="-0.2366in" svg:width="1.8339in" svg:height="0.377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7" text:anchor-type="as-char" svg:y="-0.3819in" svg:width="3.65in" svg:height="0.71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8" text:anchor-type="as-char" svg:y="-0.2465in" svg:width="1.8992in" svg:height="0.386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5"><text:span text:style-name="MathematicaFormatStandardForm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CellInput" style:family="paragraph">
      <style:paragraph-properties fo:text-align="start" style:justify-single-word="false" style:text-autospace="none"/>
      <style:text-properties style:text-outline="false" style:text-line-through-style="none" style:text-line-through-type="none" style:font-name="Times" fo:font-family="Times" style:font-family-generic="roman" fo:font-size="12pt" fo:letter-spacing="normal" fo:font-style="normal" fo:text-shadow="none" style:text-underline-style="none" fo:font-weight="bold" style:font-name-asian="Times" style:font-family-asian="Times" style:font-family-generic-asian="roman" style:font-size-asian="12pt" style:font-style-asian="normal" style:font-weight-asian="bold" style:font-name-complex="Times" style:font-family-complex="Times" style:font-family-generic-complex="roman" style:font-size-complex="12pt" style:font-style-complex="normal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9:01:32.361000000</meta:creation-date>
    <meta:generator>LibreOffice/5.0.0.5$Windows_x86 LibreOffice_project/1b1a90865e348b492231e1c451437d7a15bb262b</meta:generator>
    <dc:date>2015-08-24T10:15:17.744000000</dc:date>
    <meta:editing-duration>PT3H18M</meta:editing-duration>
    <meta:editing-cycles>12</meta:editing-cycles>
    <meta:document-statistic meta:table-count="0" meta:image-count="0" meta:object-count="8" meta:page-count="1" meta:paragraph-count="8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sub>
        <mi>P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frac>
                        <mn>1</mn>
                        <mi>k</mi>
                      </mfrac>
                      <mo stretchy="false">−</mo>
                      <msub>
                        <mi>P</mi>
                        <mrow>
                          <mi>k</mi>
                          <mo stretchy="false">+</mo>
                          <mn>1</mn>
                        </mrow>
                      </msub>
                    </mrow>
                    <mrow>
                      <mrow>
                        <mo fence="true" stretchy="false">(</mo>
                        <mrow>
                          <mrow>
                            <mfrac>
                              <mi>n</mi>
                              <mi>j</mi>
                            </mfrac>
                            <mi>,</mi>
                            <mn>2</mn>
                          </mrow>
                        </mrow>
                        <mo fence="true" stretchy="false">)</mo>
                      </mrow>
                      <mo stretchy="false">+</mo>
                      <msub>
                        <mi>P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P_k(n,j) = left lbrace
  stack {
    1 over k -P_{k+1}(n over j, 2)+P_k(n,j+1) "    if" n&gt;=j#
    0"                                              if"n&lt;j
  }
right none</annotation>
  </semantics>
</math>
</file>

<file path=Object 2/content.xml><?xml version="1.0" encoding="utf-8"?>
<math xmlns="http://www.w3.org/1998/Math/MathML" display="block">
  <semantics>
    <mrow>
      <msub>
        <mi>P</mi>
        <mi>k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row>
              <mfrac>
                <mn>1</mn>
                <mi>k</mi>
              </mfrac>
              <mo stretchy="false">−</mo>
              <msub>
                <mi>P</mi>
                <mrow>
                  <mi>k</mi>
                  <mo stretchy="false">+</mo>
                  <mn>1</mn>
                </mrow>
              </msub>
            </mrow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</mrow>
        </mrow>
      </mrow>
    </mrow>
    <annotation encoding="StarMath 5.0">P_k(n) = sum from j = 2 to lfloor n rfloor {1 over k - P_{ k+1 }( n over j )}</annotation>
  </semantics>
</math>
</file>

<file path=Object 3/content.xml><?xml version="1.0" encoding="utf-8"?>
<math xmlns="http://www.w3.org/1998/Math/MathML" display="block">
  <semantics>
    <mrow>
      <msub>
        <mi>D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>D</mi>
                      <mrow>
                        <mi>k</mi>
                        <mo stretchy="false">−</mo>
                        <mn>1</mn>
                      </mrow>
                    </msub>
                    <mrow>
                      <mrow>
                        <mo fence="true" stretchy="false">(</mo>
                        <mrow>
                          <mrow>
                            <mfrac>
                              <mi>n</mi>
                              <mi>j</mi>
                            </mfrac>
                            <mi>,</mi>
                            <mn>2</mn>
                          </mrow>
                        </mrow>
                        <mo fence="true" stretchy="false">)</mo>
                      </mrow>
                      <mo stretchy="false">+</mo>
                      <msub>
                        <mi>D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if</mtext>
                    <mrow>
                      <mi>n</mi>
                      <mo stretchy="false">≥</mo>
                      <mi>j</mi>
                    </mrow>
                    <mtext>and</mtext>
                    <mrow>
                      <mi>k</mi>
                      <mo stretchy="false">&gt;</mo>
                      <mn>0</mn>
                    </mrow>
                  </mrow>
                </mtd>
              </mtr>
              <mtr>
                <mtd>
                  <mrow>
                    <mn>1</mn>
                    <mtext>                                              if</mtext>
                    <mrow>
                      <mi>n</mi>
                      <mo stretchy="false">&gt;</mo>
                      <mn>1</mn>
                    </mrow>
                    <mtext>and</mtext>
                    <mrow>
                      <mi>k</mi>
                      <mo stretchy="false">=</mo>
                      <mn>0</mn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otherwise</mtext>
                  </mrow>
                </mtd>
              </mtr>
            </mtable>
          </mrow>
        </mrow>
      </mrow>
    </mrow>
    <annotation encoding="StarMath 5.0">D_k(n,j) = left lbrace
  stack {
    D_{k-1}(n over j, 2)+D_k(n,j+1) "        if" n&gt;=j"and"k&gt;0#
    1"                                              if"n&gt;1 "and" k=0#
    0"                                                       otherwise"
  }
right none</annotation>
  </semantics>
</math>
</file>

<file path=Object 4/content.xml><?xml version="1.0" encoding="utf-8"?>
<math xmlns="http://www.w3.org/1998/Math/MathML" display="block">
  <semantics>
    <mrow>
      <msub>
        <mi>P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row>
                  <msub>
                    <mi>log</mi>
                    <mn>2</mn>
                  </msub>
                  <mi>n</mi>
                </mrow>
              </mrow>
              <mo fence="true" stretchy="false">⌋</mo>
            </mrow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>
        <mi>D</mi>
        <mi>k</mi>
      </msub>
      <mrow>
        <mo fence="true" stretchy="false">(</mo>
        <mrow>
          <mrow>
            <mi>n</mi>
            <mi>,</mi>
            <mn>2</mn>
          </mrow>
        </mrow>
        <mo fence="true" stretchy="false">)</mo>
      </mrow>
    </mrow>
    <annotation encoding="StarMath 5.0">P_k(n,j) = sum from k = 1 to lfloor log_2 n rfloor {(-1)^{ k+1 } over k}D_k( n,2 )</annotation>
  </semantics>
</math>
</file>

<file path=Object 5/content.xml><?xml version="1.0" encoding="utf-8"?>
<math xmlns="http://www.w3.org/1998/Math/MathML" display="block">
  <semantics>
    <mrow>
      <msub>
        <mi>P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f</mi>
                    <mrow>
                      <mrow>
                        <mrow>
                          <mo fence="true" stretchy="false">(</mo>
                          <mrow>
                            <mi>j</mi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row>
                                <mfrac>
                                  <mn>1</mn>
                                  <mi>k</mi>
                                </mfrac>
                                <mo stretchy="false">−</mo>
                                <msub>
                                  <mi>P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b>
                              </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j</mi>
                                    </mfrac>
                                    <mi>,</mi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+</mo>
                      <msub>
                        <mi>P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P_k(n,j) = left lbrace
  stack {
    f(j) cdot(1 over k -P_{k+1}(n over j, 2))+P_k(n,j+1) "    if" n&gt;=j#
    0"                                                           if"n&lt;j
  }
right none</annotation>
  </semantics>
</math>
</file>

<file path=Object 6/content.xml><?xml version="1.0" encoding="utf-8"?>
<math xmlns="http://www.w3.org/1998/Math/MathML" display="block">
  <semantics>
    <mrow>
      <msub>
        <mi>P</mi>
        <mi>k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i>f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row>
          <mo fence="true" stretchy="false">(</mo>
          <mrow>
            <mrow>
              <mrow>
                <mfrac>
                  <mn>1</mn>
                  <mi>k</mi>
                </mfrac>
                <mo stretchy="false">−</mo>
                <msub>
                  <mi>P</mi>
                  <mrow>
                    <mi>k</mi>
                    <mo stretchy="false">+</mo>
                    <mn>1</mn>
                  </mrow>
                </msub>
              </mrow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</mrow>
          </mrow>
          <mo fence="true" stretchy="false">)</mo>
        </mrow>
      </mrow>
    </mrow>
    <annotation encoding="StarMath 5.0">P_k(n) = sum from j = 2 to lfloor n rfloor f(j)cdot({1 over k - P_{ k+1 }( n over j )})</annotation>
  </semantics>
</math>
</file>

<file path=Object 7/content.xml><?xml version="1.0" encoding="utf-8"?>
<math xmlns="http://www.w3.org/1998/Math/MathML" display="block">
  <semantics>
    <mrow>
      <msub>
        <mi>D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f</mi>
                    <mrow>
                      <mrow>
                        <mo fence="true" stretchy="false">(</mo>
                        <mrow>
                          <mi>j</mi>
                        </mrow>
                        <mo fence="true" stretchy="false">)</mo>
                      </mrow>
                      <mo stretchy="false">⋅</mo>
                      <msub>
                        <mi>D</mi>
                        <mrow>
                          <mi>k</mi>
                          <mo stretchy="false">−</mo>
                          <mn>1</mn>
                        </mrow>
                      </msub>
                    </mrow>
                    <mrow>
                      <mrow>
                        <mo fence="true" stretchy="false">(</mo>
                        <mrow>
                          <mrow>
                            <mfrac>
                              <mi>n</mi>
                              <mi>j</mi>
                            </mfrac>
                            <mi>,</mi>
                            <mn>2</mn>
                          </mrow>
                        </mrow>
                        <mo fence="true" stretchy="false">)</mo>
                      </mrow>
                      <mo stretchy="false">+</mo>
                      <msub>
                        <mi>D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if</mtext>
                    <mrow>
                      <mi>n</mi>
                      <mo stretchy="false">≥</mo>
                      <mi>j</mi>
                    </mrow>
                    <mtext>and</mtext>
                    <mrow>
                      <mi>k</mi>
                      <mo stretchy="false">&gt;</mo>
                      <mn>0</mn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if</mtext>
                    <mrow>
                      <mi>n</mi>
                      <mo stretchy="false">&gt;</mo>
                      <mn>1</mn>
                    </mrow>
                    <mtext>and</mtext>
                    <mrow>
                      <mi>k</mi>
                      <mo stretchy="false">=</mo>
                      <mn>0</mn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otherwise</mtext>
                  </mrow>
                </mtd>
              </mtr>
            </mtable>
          </mrow>
        </mrow>
      </mrow>
    </mrow>
    <annotation encoding="StarMath 5.0">D_k(n,j) = left lbrace
  stack {
    f(j)cdot D_{k-1}(n over j, 2)+D_k(n,j+1) "        if" n&gt;=j"and"k&gt;0#
    1"                                                       if"n&gt;1 "and" k=0#
    0"                                                                 otherwise"
  }
right none</annotation>
  </semantics>
</math>
</file>

<file path=Object 8/content.xml><?xml version="1.0" encoding="utf-8"?>
<math xmlns="http://www.w3.org/1998/Math/MathML" display="block">
  <semantics>
    <mrow>
      <msub>
        <mi>P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row>
                  <msub>
                    <mi>log</mi>
                    <mn>2</mn>
                  </msub>
                  <mi>n</mi>
                </mrow>
              </mrow>
              <mo fence="true" stretchy="false">⌋</mo>
            </mrow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>
        <mi>D</mi>
        <mi>k</mi>
      </msub>
      <mrow>
        <mo fence="true" stretchy="false">(</mo>
        <mrow>
          <mrow>
            <mi>n</mi>
            <mi>,</mi>
            <mn>2</mn>
          </mrow>
        </mrow>
        <mo fence="true" stretchy="false">)</mo>
      </mrow>
    </mrow>
    <annotation encoding="StarMath 5.0">P_k(n,j) = sum from k = 1 to lfloor log_2 n rfloor {(-1)^{ k+1 } over k}D_k( n,2 )</annotation>
  </semantics>
</math>
</file>